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be1" officeooo:paragraph-rsid="00150be1"/>
    </style:style>
    <style:style style:name="P2" style:family="paragraph" style:parent-style-name="Standard">
      <style:text-properties officeooo:rsid="00150be1" officeooo:paragraph-rsid="001a49e7"/>
    </style:style>
    <style:style style:name="P3" style:family="paragraph" style:parent-style-name="Standard">
      <style:text-properties fo:font-weight="bold" officeooo:rsid="001a49e7" officeooo:paragraph-rsid="00150be1" style:font-weight-asian="bold" style:font-weight-complex="bold"/>
    </style:style>
    <style:style style:name="P4" style:family="paragraph" style:parent-style-name="Standard">
      <style:text-properties fo:font-weight="bold" officeooo:rsid="001a4dc7" officeooo:paragraph-rsid="001a4dc7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a49e7" officeooo:paragraph-rsid="001a49e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a4dc7" officeooo:paragraph-rsid="001a4dc7" style:font-weight-asian="normal" style:font-weight-complex="normal"/>
    </style:style>
    <style:style style:name="P7" style:family="paragraph" style:parent-style-name="Standard" style:list-style-name="L1">
      <style:text-properties officeooo:paragraph-rsid="001ba649"/>
    </style:style>
    <style:style style:name="T1" style:family="text">
      <style:text-properties officeooo:rsid="0018fc7d"/>
    </style:style>
    <style:style style:name="T2" style:family="text">
      <style:text-properties officeooo:rsid="001a4dc7"/>
    </style:style>
    <style:style style:name="T3" style:family="text">
      <style:text-properties fo:font-weight="normal" officeooo:rsid="001ba649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<text:span text:style-name="T1">N</text:span>SUMERABLES <text:s/><text:span text:style-name="T1">MANAGEMENT</text:span></text:p>
      <text:p text:style-name="P3"/>
      <text:list xml:id="list8624065222811194465" text:style-name="L1">
        <text:list-item>
          <text:p text:style-name="P5">Helpesk calls the facility/ <text:span text:style-name="T2">facility calls the helpdesk</text:span></text:p>
        </text:list-item>
        <text:list-item>
          <text:p text:style-name="P5">Helpesk cordinates with the supporting officer</text:p>
        </text:list-item>
        <text:list-item>
          <text:p text:style-name="P5">Support officer determines quantity</text:p>
        </text:list-item>
        <text:list-item>
          <text:p text:style-name="P5">Support officer orders from stores</text:p>
        </text:list-item>
        <text:list-item>
          <text:p text:style-name="P6">Support officer fills the log form</text:p>
        </text:list-item>
        <text:list-item>
          <text:p text:style-name="P6">Support officer fills the deliverly note</text:p>
        </text:list-item>
        <text:list-item>
          <text:p text:style-name="P7"><text:span text:style-name="T3">If consumerables sent by courier services</text:span></text:p>
          <text:list>
            <text:list-item>
              <text:p text:style-name="P7"><text:span text:style-name="T3">Helpdesk confirms receipt</text:span></text:p>
            </text:list-item>
          </text:list>
          <text:p text:style-name="P7"><text:span text:style-name="T3"/></text:p>
          <text:list text:continue-numbering="true">
            <text:list-header>
              <text:p text:style-name="P7"><text:span text:style-name="T3"/></text:p>
            </text:list-header>
          </text:list>
        </text:list-item>
      </text:list>
      <text:p text:style-name="P2"><draw:frame draw:style-name="fr1" draw:name="Object1" text:anchor-type="paragraph" svg:width="10.7756in" svg:height="6.490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15:52.267786006</meta:creation-date>
    <dc:date>2017-11-02T15:29:38.743229658</dc:date>
    <meta:editing-duration>PT8M25S</meta:editing-duration>
    <meta:editing-cycles>1</meta:editing-cycles>
    <meta:document-statistic meta:table-count="0" meta:image-count="0" meta:object-count="1" meta:page-count="2" meta:paragraph-count="9" meta:word-count="54" meta:character-count="351" meta:non-whitespace-character-count="31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45pt"/>
    </style:style>
    <style:style style:name="co3" style:family="table-column">
      <style:table-column-properties fo:break-before="auto" style:column-width="145.96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152.96pt"/>
    </style:style>
    <style:style style:name="co6" style:family="table-column">
      <style:table-column-properties fo:break-before="auto" style:column-width="12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3" office:value-type="string" calcext:value-type="string">
            <text:p>DATE:</text:p>
          </table:table-cell>
          <table:table-cell table:style-name="ce3" office:value-type="string" calcext:value-type="string">
            <text:p>NAME OF SITE:</text:p>
          </table:table-cell>
          <table:table-cell table:style-name="ce3" office:value-type="string" calcext:value-type="string">
            <text:p>REQUESTING OFFICER:</text:p>
          </table:table-cell>
          <table:table-cell table:style-name="ce3" office:value-type="string" calcext:value-type="string">
            <text:p>DEPARTMENT:</text:p>
          </table:table-cell>
          <table:table-cell table:style-name="ce3" office:value-type="string" calcext:value-type="string">
            <text:p>CONSUMABLE TYPE</text:p>
          </table:table-cell>
          <table:table-cell table:style-name="ce3" office:value-type="string" calcext:value-type="string">
            <text:p>DISPATCHING OFFICER</text:p>
          </table:table-cell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4:37:26.840569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